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98c7" officeooo:paragraph-rsid="000a98c7"/>
    </style:style>
    <style:style style:name="P2" style:family="paragraph" style:parent-style-name="Standard">
      <style:text-properties officeooo:rsid="000af931" officeooo:paragraph-rsid="000af931"/>
    </style:style>
    <style:style style:name="P3" style:family="paragraph" style:parent-style-name="Standard">
      <style:text-properties officeooo:rsid="000c22f9" officeooo:paragraph-rsid="000c22f9"/>
    </style:style>
    <style:style style:name="P4" style:family="paragraph" style:parent-style-name="Standard" style:list-style-name="L1">
      <style:text-properties officeooo:rsid="000a98c7" officeooo:paragraph-rsid="000a98c7"/>
    </style:style>
    <style:style style:name="P5" style:family="paragraph" style:parent-style-name="Standard" style:list-style-name="L1">
      <style:text-properties officeooo:rsid="000af931" officeooo:paragraph-rsid="000af931"/>
    </style:style>
    <style:style style:name="P6" style:family="paragraph" style:parent-style-name="Standard" style:list-style-name="L1">
      <style:text-properties officeooo:rsid="000e0ae6" officeooo:paragraph-rsid="000e0ae6"/>
    </style:style>
    <style:style style:name="T1" style:family="text">
      <style:text-properties officeooo:rsid="000e0ae6"/>
    </style:style>
    <style:style style:name="T2" style:family="text">
      <style:text-properties officeooo:rsid="000ec9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Haz un esquema en el que muestres las clasificaciones de los sistemas operativos atendiendo a los diferentes criterios: numero usuarios, procesadores, tareas….</text:p>
      <text:list xml:id="list680309183" text:style-name="L1">
        <text:list-item>
          <text:p text:style-name="P4">Tipos de sistemas operativos según tiempo de respuesta</text:p>
          <text:list>
            <text:list-item>
              <text:p text:style-name="P4">Procesamiento por lotes</text:p>
            </text:list-item>
            <text:list-item>
              <text:p text:style-name="P4">Interactivos</text:p>
            </text:list-item>
            <text:list-item>
              <text:p text:style-name="P4">Tiempo real</text:p>
            </text:list-item>
          </text:list>
        </text:list-item>
        <text:list-item>
          <text:p text:style-name="P4">Tipos de sistemas operativos según número de usuarios</text:p>
          <text:list>
            <text:list-item>
              <text:p text:style-name="P4">Monousuario</text:p>
            </text:list-item>
            <text:list-item>
              <text:p text:style-name="P4">Multiusuario</text:p>
            </text:list-item>
          </text:list>
        </text:list-item>
        <text:list-item>
          <text:p text:style-name="P5">Tipos de sistemas operativos según el número de procesadores</text:p>
          <text:list>
            <text:list-item>
              <text:p text:style-name="P5">Monoproceso</text:p>
            </text:list-item>
            <text:list-item>
              <text:p text:style-name="P5">Multiproceso</text:p>
              <text:list>
                <text:list-item>
                  <text:p text:style-name="P5">Simétricos</text:p>
                </text:list-item>
                <text:list-item>
                  <text:p text:style-name="P5">Asimétricos</text:p>
                </text:list-item>
              </text:list>
            </text:list-item>
          </text:list>
        </text:list-item>
        <text:list-item>
          <text:p text:style-name="P4">Tipos de sistemas operativos según número de procesos <text:span text:style-name="T1">o tareas</text:span></text:p>
          <text:list>
            <text:list-item>
              <text:p text:style-name="P4">Monoprogramación (monotarea)</text:p>
            </text:list-item>
            <text:list-item>
              <text:p text:style-name="P4">Multiprogramación (multitarea)</text:p>
            </text:list-item>
          </text:list>
        </text:list-item>
        <text:list-item>
          <text:p text:style-name="P4">Tipos de sistemas operativos según el trabajo en red</text:p>
          <text:list>
            <text:list-item>
              <text:p text:style-name="P4">Centralizados</text:p>
            </text:list-item>
            <text:list-item>
              <text:p text:style-name="P4">En red</text:p>
            </text:list-item>
            <text:list-item>
              <text:p text:style-name="P4">Distribuídos</text:p>
            </text:list-item>
          </text:list>
        </text:list-item>
      </text:list>
      <text:p text:style-name="P1"/>
      <text:p text:style-name="P1">2. ¿Si en un sistema solo tenemos un procesador podremos tener multitarea? Justifica la respuesta.</text:p>
      <text:p text:style-name="P2">La multitarea real sólo se produce en sistemas multiproceso porque un procesador sólo puede estar ocupado por un único procesos.</text:p>
      <text:p text:style-name="P1"/>
      <text:p text:style-name="P1">3. ¿Qué significa que un sistema es multiproceso simétrico?</text:p>
      <text:p text:style-name="P2">Que el SO distribuye los procesos entre los distintos procesadores por igual.</text:p>
      <text:p text:style-name="P1"/>
      <text:p text:style-name="P1">4. ¿Qué entendemos por terminal tonto?</text:p>
      <text:p text:style-name="P2">Terminales sin memoria ni procesadores. <text:span text:style-name="T2">Sólo sirve para introducir datos y mostrar resultados.</text:span></text:p>
      <text:p text:style-name="P1"/>
      <text:p text:style-name="P1">5. ¿Qué diferencia a un sistema en red de uno distribuido?</text:p>
      <text:p text:style-name="P2">Un sistema en red permite compartir recursos e información entre los distintos ordenadores manteniendo su propio sistema operativo y usuario, mientras que un sistema distribuido tiene los recursos “distribuidos” por diferentes equipos de una red, así que los recursos pueden estar en cualquier ordenador.</text:p>
      <text:p text:style-name="P1"/>
      <text:p text:style-name="P1">6. ¿Es lo mismo proceso que programa? Justifica la respuesta.</text:p>
      <text:p text:style-name="P2"><text:span text:style-name="T2">No</text:span>, un proceso es un programa en ejecución o preparado para ser ejecutado.</text:p>
      <text:p text:style-name="P1"/>
      <text:p text:style-name="P1">7. Indica que se suele guardar en el PCB (bloque control de proceso). Tipos de prioridades.</text:p>
      <text:p text:style-name="P2">Guarda el estado del proceso, identificación del proceso, la prioridad del proceso (estáticas o dinámicas), zonas de memoria asignadas y recursos asociados al proceso</text:p>
      <text:p text:style-name="P1"/>
      <text:p text:style-name="P1">8. ¿Cuáles son los estados en los que podemos encontrar un proceso?Haz un gráfico en el que se muestren las transiciones entre ellos.</text:p>
      <text:p text:style-name="P2">Los estados son listo, en ejecución y bloqueado</text:p>
      <text:p text:style-name="P3">Bloqueado → Listo</text:p>
      <text:p text:style-name="P3">Listo →← En ejecución</text:p>
      <text:p text:style-name="P3">En ejecución → Bloqueado </text:p>
      <text:p text:style-name="P1"/>
      <text:p text:style-name="P1"><text:soft-page-break/>9. ¿Qué funciones tiene el dispatcher y el scheduler en un algoritmo de planificación?</text:p>
      <text:p text:style-name="P3">Dispatcher: decide qué proceso de los que están preparados para ejecutarse pasa a utilizar el procesador.</text:p>
      <text:p text:style-name="P3">Scheduler: repartir el tiempo disponible de un microprocesador entre todos los procesos que están disponibles para su ejecución.</text:p>
      <text:p text:style-name="P1"/>
      <text:p text:style-name="P1">10. ¿Qué significa que un algoritmo sea apropiativo?</text:p>
      <text:p text:style-name="P3">Que una vez se le ha otorgado la CPU al proceso le puede ser retirad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3T13:57:40.332000000</meta:creation-date>
    <dc:date>2020-11-27T11:10:06.797000000</dc:date>
    <meta:editing-duration>PT9M27S</meta:editing-duration>
    <meta:editing-cycles>2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42" meta:word-count="412" meta:character-count="2615" meta:non-whitespace-character-count="2263"/>
  </office:meta>
</office:document-meta>
</file>